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c60" officeooo:paragraph-rsid="0000fc60"/>
    </style:style>
    <style:style style:name="P2" style:family="paragraph" style:parent-style-name="Standard">
      <style:text-properties officeooo:rsid="00019cd9" officeooo:paragraph-rsid="00019cd9"/>
    </style:style>
    <style:style style:name="T1" style:family="text">
      <style:text-properties officeooo:rsid="00019cd9"/>
    </style:style>
    <style:style style:name="T2" style:family="text">
      <style:text-properties officeooo:rsid="00031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ista com nó no descritor trata-se de uma variação da lista dinâmica, pode ser aplicada em qualquer tipo de lista, seja ela simples, duplamente encadeada ou até mesmo na circular. O seu diferencial é usar um nó especial chamado de descritor, utilizado para armazenar diversas informações sobre a lista.</text:p>
      <text:p text:style-name="P1"><text:tab/>Esse nó descritor substitui o ponteiro para ponteiro que indica o início da lista, <text:span text:style-name="T1">e permite armazenar informações como: </text:span></text:p>
      <text:p text:style-name="P1"><text:tab/><text:tab/>-<text:span text:style-name="T1">Ponteiro para inicio da lista.</text:span></text:p>
      <text:p text:style-name="P1"><text:tab/><text:tab/>-<text:span text:style-name="T1">Ponteiro para o final da lista.</text:span></text:p>
      <text:p text:style-name="P2"><text:tab/><text:tab/>-Quantidade de elementos na lista.</text:p>
      <text:p text:style-name="P2"><text:tab/>Ou seja, o nó descritor serve para facilitar o processo de criação de uma lista dinâmica, funciona como se fosse um cabeçalho contendo informações genéricas da lista e não dos nós.<text:span text:style-name="T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5:59:47.141000000</meta:creation-date>
    <dc:date>2018-03-07T06:11:17.187000000</dc:date>
    <meta:editing-duration>PT11M30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6" meta:word-count="115" meta:character-count="710" meta:non-whitespace-character-count="591"/>
  </office:meta>
</office:document-meta>
</file>